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9.318cm" svg:y="0.1cm">
            <draw:object draw:notify-on-update-of-ranges="Tabelle1.A1:Tabelle1.A1 Tabelle1.A2:Tabelle1.A13 Tabelle1.B1:Tabelle1.B1 Tabelle1.B2:Tabelle1.B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9.275cm" svg:y="9cm">
            <draw:object draw:notify-on-update-of-ranges="Tabelle1.A1:Tabelle1.A2 Tabelle1.A3:Tabelle1.A13 Tabelle1.C1:Tabelle1.C2 Tabelle1.C3:Tabelle1.C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Zeit</text:p>
          </table:table-cell>
          <table:table-cell table:style-name="Default" office:value-type="string" calcext:value-type="string">
            <text:p>Speed-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5.18" calcext:value-type="float">
            <text:p>665,18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.49" calcext:value-type="float">
            <text:p>321,49</text:p>
          </table:table-cell>
          <table:table-cell table:formula="of:=[.B2] / [.B3]" office:value-type="float" office:value="2.06905346978133" calcext:value-type="float">
            <text:p>2,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.08" calcext:value-type="float">
            <text:p>218,08</text:p>
          </table:table-cell>
          <table:table-cell table:formula="of:=[.B3] / [.B4]" office:value-type="float" office:value="1.47418378576669" calcext:value-type="float">
            <text:p>1,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.8" calcext:value-type="float">
            <text:p>161,8</text:p>
          </table:table-cell>
          <table:table-cell table:formula="of:=[.B4] / [.B5]" office:value-type="float" office:value="1.34783683559951" calcext:value-type="float">
            <text:p>1,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46" calcext:value-type="float">
            <text:p>128,46</text:p>
          </table:table-cell>
          <table:table-cell table:formula="of:=[.B5] / [.B6]" office:value-type="float" office:value="1.25953604234781" calcext:value-type="float">
            <text:p>1,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.89" calcext:value-type="float">
            <text:p>107,89</text:p>
          </table:table-cell>
          <table:table-cell table:formula="of:=[.B6] / [.B7]" office:value-type="float" office:value="1.19065715080174" calcext:value-type="float">
            <text:p>1,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.5" calcext:value-type="float">
            <text:p>95,5</text:p>
          </table:table-cell>
          <table:table-cell table:formula="of:=[.B7] / [.B8]" office:value-type="float" office:value="1.12973821989529" calcext:value-type="float">
            <text:p>1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.75" calcext:value-type="float">
            <text:p>80,75</text:p>
          </table:table-cell>
          <table:table-cell table:formula="of:=[.B8] / [.B9]" office:value-type="float" office:value="1.18266253869969" calcext:value-type="float">
            <text:p>1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.36" calcext:value-type="float">
            <text:p>71,36</text:p>
          </table:table-cell>
          <table:table-cell table:formula="of:=[.B9] / [.B10]" office:value-type="float" office:value="1.13158632286996" calcext:value-type="float">
            <text:p>1,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53" calcext:value-type="float">
            <text:p>64,53</text:p>
          </table:table-cell>
          <table:table-cell table:formula="of:=[.B10] / [.B11]" office:value-type="float" office:value="1.10584224391756" calcext:value-type="float">
            <text:p>1,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.55" calcext:value-type="float">
            <text:p>59,55</text:p>
          </table:table-cell>
          <table:table-cell table:formula="of:=[.B11] / [.B12]" office:value-type="float" office:value="1.08362720403023" calcext:value-type="float">
            <text:p>1,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.67" calcext:value-type="float">
            <text:p>53,67</text:p>
          </table:table-cell>
          <table:table-cell table:formula="of:=[.B12] / [.B13]" office:value-type="float" office:value="1.10955841252096" calcext:value-type="float">
            <text:p>1,11</text:p>
          </table:table-cell>
        </table:table-row>
        <table:table-row table:style-name="ro1" table:number-rows-repeated="7">
          <table:table-cell table:number-columns-repeated="2"/>
          <table:table-cell table:style-name="Default"/>
        </table:table-row>
        <table:table-row table:style-name="ro1">
          <table:table-cell/>
          <table:table-cell table:style-name="ce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.00.0000</text:date>, <text:time style:data-style-name="N2" text:time-value="13:17:11.3339500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Behrendt</meta:initial-creator>
    <meta:creation-date>2014-11-14T10:45:54.877584223</meta:creation-date>
    <dc:date>2014-11-14T13:31:55.978073816</dc:date>
    <dc:creator>Fabian Behrendt</dc:creator>
    <meta:editing-duration>PT37M15S</meta:editing-duration>
    <meta:editing-cycles>9</meta:editing-cycles>
    <meta:generator>LibreOffice/4.2.7.2$Linux_X86_64 LibreOffice_project/420m0$Build-2</meta:generator>
    <meta:document-statistic meta:table-count="1" meta:cell-count="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96cm" svg:y="0.316cm" chart:style-name="ch2">
          <text:p>Dauer von partdiff-seq mit unterschiedlicher Thread-Anzahl</text:p>
        </chart:title>
        <chart:plot-area chart:style-name="ch3" table:cell-range-address="Tabelle1.A1:Tabelle1.B13" chart:data-source-has-labels="both" svg:x="1.331cm" svg:y="1.301cm" svg:width="14.349cm" svg:height="6.538cm">
          <chartooo:coordinate-region svg:x="2.138cm" svg:y="1.5cm" svg:width="13.355cm" svg:height="5.692cm"/>
          <chart:axis chart:dimension="x" chart:name="primary-x" chart:style-name="ch4" chartooo:axis-type="auto">
            <chartooo:date-scale/>
            <chart:title svg:x="7.045cm" svg:y="8.019cm" chart:style-name="ch5">
              <text:p>Anzahl der Threads</text:p>
            </chart:title>
            <chart:categories table:cell-range-address="Tabelle1.A2:Tabelle1.A13"/>
          </chart:axis>
          <chart:axis chart:dimension="y" chart:name="primary-y" chart:style-name="ch4">
            <chart:title svg:x="0.451cm" svg:y="6.149cm" chart:style-name="ch6">
              <text:p>Laufzeit in Sekunden</text:p>
            </chart:title>
            <chart:grid chart:style-name="ch7" chart:class="major"/>
          </chart:axis>
          <chart:series chart:style-name="ch8" chart:values-cell-range-address="Tabelle1.B2:Tabelle1.B13" chart:label-cell-address="Tabelle1.B1:Tabelle1.B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t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:Tabelle1.A13</svg:desc>
                </draw:g>
              </table:table-cell>
              <table:table-cell office:value-type="float" office:value="665.18">
                <text:p>665.18</text:p>
                <draw:g>
                  <svg:desc>Tabelle1.B2:Tabelle1.B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1.49">
                <text:p>321.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8.08">
                <text:p>218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1.8">
                <text:p>161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8.46">
                <text:p>128.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7.89">
                <text:p>107.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1.36">
                <text:p>71.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53">
                <text:p>64.5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.67">
                <text:p>53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58cm" svg:y="0.316cm" chart:style-name="ch2">
          <text:p>Speed-Up von partdiff-seq mit steigender Anzahl von Threads</text:p>
        </chart:title>
        <chart:plot-area chart:style-name="ch3" table:cell-range-address="Tabelle1.A1:Tabelle1.A13 Tabelle1.C1:Tabelle1.C13" chart:data-source-has-labels="both" svg:x="1.331cm" svg:y="1.301cm" svg:width="14.349cm" svg:height="6.538cm">
          <chartooo:coordinate-region svg:x="2.243cm" svg:y="1.501cm" svg:width="13.25cm" svg:height="5.692cm"/>
          <chart:axis chart:dimension="x" chart:name="primary-x" chart:style-name="ch4" chartooo:axis-type="auto">
            <chartooo:date-scale/>
            <chart:title svg:x="7.006cm" svg:y="8.019cm" chart:style-name="ch5">
              <text:p>Anzahl  der Threads</text:p>
            </chart:title>
            <chart:categories table:cell-range-address="Tabelle1.A3:Tabelle1.A13"/>
          </chart:axis>
          <chart:axis chart:dimension="y" chart:name="primary-y" chart:style-name="ch6">
            <chart:title svg:x="0.451cm" svg:y="5.871cm" chart:style-name="ch7">
              <text:p>Speed-Up-Faktor</text:p>
            </chart:title>
            <chart:grid chart:style-name="ch8" chart:class="major"/>
          </chart:axis>
          <chart:series chart:style-name="ch9" chart:values-cell-range-address="Tabelle1.C3:Tabelle1.C13" chart:label-cell-address="Tabelle1.C1:Tabelle1.C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text:list>
                  <text:list-item>
                    <text:p>Speed-Up</text:p>
                  </text:list-item>
                  <text:list-item>
                    <text:p/>
                  </text:list-item>
                </text:list>
                <draw:g>
                  <svg:desc>Tabelle1.C1:Tabelle1.C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Tabelle1.A3:Tabelle1.A13</svg:desc>
                </draw:g>
              </table:table-cell>
              <table:table-cell office:value-type="float" office:value="2.06905346978133">
                <text:p>2.06905346978133</text:p>
                <draw:g>
                  <svg:desc>Tabelle1.C3:Tabelle1.C13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7418378576669">
                <text:p>1.474183785766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4783683559951">
                <text:p>1.347836835599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25953604234781">
                <text:p>1.2595360423478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19065715080174">
                <text:p>1.190657150801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12973821989529">
                <text:p>1.129738219895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18266253869969">
                <text:p>1.182662538699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13158632286996">
                <text:p>1.131586322869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0584224391756">
                <text:p>1.105842243917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08362720403023">
                <text:p>1.083627204030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10955841252096">
                <text:p>1.10955841252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